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st.Instances.Common.Literal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Writ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est.Parse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st.Printer</text:p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a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5:15:43.317970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18T17:27:38.823035097</dc:date>
    <meta:editing-duration>PT3H51M43S</meta:editing-duration>
    <meta:editing-cycles>19</meta:editing-cycles>
    <meta:generator>LibreOffice/4.2.7.2$Linux_X86_64 LibreOffice_project/420m0$Build-2</meta:generator>
    <meta:document-statistic meta:table-count="1" meta:cell-count="851" meta:object-count="0"/>
  </office:meta>
</office:document-meta>
</file>